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Quotations" style:list-style-name="L1"/>
    <style:style style:name="P6" style:family="paragraph" style:parent-style-name="Quotations" style:list-style-name="L1">
      <style:paragraph-properties fo:margin-top="0cm" fo:margin-bottom="0cm" style:contextual-spacing="false"/>
    </style:style>
    <style:style style:name="P7" style:family="paragraph" style:parent-style-name="List_20_Contents">
      <style:paragraph-properties fo:margin-top="0cm" fo:margin-bottom="0.499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nife cookbook site</text:h>
      <text:h text:style-name="P2" text:outline-level="1">knife cookbook site</text:h>
      <text:section text:style-name="Sect1" text:name="knife-cookbook-site">
        <text:p text:style-name="Text_20_body">The Cookbooks Site API is used to provide access to the cookbooks community hosted at <text:a xlink:type="simple" xlink:href="https://cookbooks.opscode.com/">https://cookbooks.opscode.com</text:a>. All of the cookbooks in the community are accessible through a REST API located at <text:a xlink:type="simple" xlink:href="https://cookbooks.opscode.com/api/v1/">https://cookbooks.opscode.com/api/v1/</text:a> by using any of the supported endpoints. In most cases, using Knife and the <text:span text:style-name="Teletype">knife cookbook site</text:span> sub-command (and any of its arguments) is the recommended method of interacting with these cookbooks, but in some cases, using the REST API directly may make sense.</text:p>
        <text:p text:style-name="Text_20_body">The <text:span text:style-name="Strong_20_Emphasis">knife cookbook site</text:span> subcommand is used to interact with cookbooks that are located at <text:a xlink:type="simple" xlink:href="https://cookbooks.opscode.com/">https://cookbooks.opscode.com</text:a>. A user account is required for any community actions that write data to this site. The following arguments do not require a user account: <text:span text:style-name="Teletype">download</text:span>, <text:span text:style-name="Teletype">search</text:span>, <text:span text:style-name="Teletype">install</text:span>, and <text:span text:style-name="Teletype">list</text:span>.</text:p>
        <text:p text:style-name="Text_20_body">This subcommand has the following syntax:</text:p>
        <text:p text:style-name="P3">$ knife cookbook site [ARGUMENT] (options)</text:p>
        <text:p text:style-name="Text_20_body">Note</text:p>
        <text:p text:style-name="Text_20_body">Review the list of <text:a xlink:type="simple" xlink:href="http://docs.opscode.com/knife_common_options.html"><text:span text:style-name="Strong_20_Emphasis">common options</text:span></text:a> available to this (and all) Knife subcommands and plugins.</text:p>
        <text:section text:style-name="Sect1" text:name="download">
          <text:h text:style-name="Heading_20_2" text:outline-level="2">download</text:h>
          <text:p text:style-name="Text_20_body">The <text:span text:style-name="Teletype">download</text:span> argument is used to download a cookbook from the community website. A cookbook will be downloaded as a tar.gz archive and placed in the current working directory. If a cookbook (or cookbook version) has been deprecated and the <text:span text:style-name="Teletype">--force</text:span> option is not used, Knife will alert the user that the cookbook is deprecated and then will provide the name of the most recent non-deprecated version of that cookbook.</text:p>
          <text:section text:style-name="Sect1" text:name="syntax">
            <text:h text:style-name="Heading_20_3" text:outline-level="3">Syntax</text:h>
            <text:p text:style-name="Text_20_body">This argument has the following syntax:</text:p>
            <text:p text:style-name="P3">$ knife cookbook site download COOKBOOK_NAME [COOKBOOK_VERSION] (options)</text:p>
          </text:section>
          <text:section text:style-name="Sect1" text:name="options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COOKBOOK_VERSION</text:span> </text:p>
            <text:p text:style-name="List_20_Contents">The version of a cookbook to be downloaded. If a cookbook has only one version, this option does not need to be specified. If a cookbook has more than one version and this option is not specified, Knife will prompt for a version. </text:p>
            <text:p text:style-name="List_20_Heading"><text:span text:style-name="Teletype">-f</text:span>, <text:span text:style-name="Teletype">--force</text:span> </text:p>
            <text:p text:style-name="P7">Indicates that an existing directory will be overwritten. </text:p>
            <text:section text:style-name="Sect1" text:name="knife-rb-settings">
              <text:h text:style-name="Heading_20_4" text:outline-level="4">knife.rb Settings</text:h>
              <text:p text:style-name="Text_20_body">Note</text:p>
              <text:p text:style-name="Text_20_body"><text:soft-page-break/>See <text:a xlink:type="simple" xlink:href="http://docs.opscode.com/config_rb_knife.html"><text:span text:style-name="Strong_20_Emphasis">knife.rb</text:span></text:a> for more information about how to add optional settings to the knife.rb file.</text:p>
              <text:p text:style-name="Text_20_body">The following <text:span text:style-name="Teletype">knife client create</text:span> settings can be added to the knife.rb file:</text:p>
              <text:p text:style-name="List_20_Heading"><text:span text:style-name="Teletype">knife[:admin]</text:span> </text:p>
              <text:p text:style-name="List_20_Contents">Use to add the <text:span text:style-name="Teletype">--admin</text:span> option. </text:p>
              <text:p text:style-name="List_20_Heading"><text:span text:style-name="Teletype">knife[:file]</text:span> </text:p>
              <text:p text:style-name="P7">Use to add the <text:span text:style-name="Teletype">--file</text:span> option. </text:p>
            </text:section>
          </text:section>
          <text:section text:style-name="Sect1" text:name="examples">
            <text:h text:style-name="Heading_20_3" text:outline-level="3">Examples</text:h>
            <text:p text:style-name="Text_20_body">For example:</text:p>
            <text:p text:style-name="P3">$ knife cookbook site download getting-started</text:p>
            <text:p text:style-name="Text_20_body">to return something like:</text:p>
            <text:p text:style-name="Preformatted_20_Text">Downloading getting-started from the cookbooks site at version 0.3.0 to</text:p>
            <text:p text:style-name="Preformatted_20_Text"><text:s text:c="2"/>/Users/sdanna/opscodesupport/getting-started-0.3.0.tar.gz</text:p>
            <text:p text:style-name="P3">Cookbook saved: /Users/sdanna/opscodesupport/getting-started-0.3.0.tar.gz</text:p>
          </text:section>
        </text:section>
        <text:section text:style-name="Sect1" text:name="install">
          <text:h text:style-name="Heading_20_2" text:outline-level="2">install</text:h>
          <text:p text:style-name="Text_20_body">The <text:span text:style-name="Teletype">install</text:span> argument is used to install a cookbook that has been downloaded from the community site to a local git repository . This action uses the git version control system in conjunction with the <text:a xlink:type="simple" xlink:href="https://cookbooks.opscode.com/">https://cookbooks.opscode.com</text:a> site to install community-contributed cookbooks to the local repository. Using this argument does the following:</text:p>
          <text:list xml:id="list4495034692620235128" text:style-name="L1">
            <text:list-item>
              <text:p text:style-name="P6">A new “pristine copy” branch is created in git for tracking the upstream. </text:p>
            </text:list-item>
            <text:list-item>
              <text:p text:style-name="P6">All existing versions of a cookbook are removed from the branch. </text:p>
            </text:list-item>
            <text:list-item>
              <text:p text:style-name="P6">The cookbook is downloaded from <text:a xlink:type="simple" xlink:href="https://cookbooks.opscode.com/">https://cookbooks.opscode.com</text:a> in the tar.gz format. </text:p>
            </text:list-item>
            <text:list-item>
              <text:p text:style-name="P6">The downloaded cookbook is untarred and its contents are committed to git and a tag is created. </text:p>
            </text:list-item>
            <text:list-item>
              <text:p text:style-name="P5">The “pristine copy” branch is merged into the master branch. </text:p>
            </text:list-item>
          </text:list>
          <text:p text:style-name="Text_20_body">This process allows the upstream cookbook in the master branch to be modified while letting git maintain changes as a separate patch. When an updated upstream version becomes available, those changes can be merged while maintaining any local modifications.</text:p>
          <text:section text:style-name="Sect1" text:name="id1">
            <text:h text:style-name="Heading_20_3" text:outline-level="3">Syntax</text:h>
            <text:p text:style-name="Text_20_body">This argument has the following syntax:</text:p>
            <text:p text:style-name="P3">$ knife cookbook site install COOKBOOK_NAME [COOKBOOK_VERSION] (options)</text:p>
          </text:section>
          <text:section text:style-name="Sect1" text:name="id2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-b</text:span>, <text:span text:style-name="Teletype">--use-current-branch</text:span> </text:p>
            <text:p text:style-name="List_20_Contents">Indicates that the current branch will be used. </text:p>
            <text:p text:style-name="List_20_Heading"><text:span text:style-name="Teletype">-B BRANCH</text:span>, <text:span text:style-name="Teletype">--branch BRANCH</text:span> </text:p>
            <text:p text:style-name="List_20_Contents">The name of the default branch. This will default to the master branch. </text:p>
            <text:p text:style-name="List_20_Heading"><text:span text:style-name="Teletype">COOKBOOK_VERSION</text:span> </text:p>
            <text:p text:style-name="List_20_Contents"><text:soft-page-break/>The version of the cookbook to be installed. If a version is not specified, the most recent version of the cookbook will be installed. </text:p>
            <text:p text:style-name="List_20_Heading"><text:span text:style-name="Teletype">-D</text:span>, <text:span text:style-name="Teletype">--skip-dependencies</text:span> </text:p>
            <text:p text:style-name="List_20_Contents">Indicates that all cookbooks to which the installed cookbook has a dependency will not be installed. </text:p>
            <text:p text:style-name="List_20_Heading"><text:span text:style-name="Teletype">-o PATH:PATH</text:span>, <text:span text:style-name="Teletype">--cookbook-path PATH:PATH</text:span> </text:p>
            <text:p text:style-name="P7">The directory in which cookbook are created. This can be a colon-separated path. </text:p>
            <text:section text:style-name="Sect1" text:name="id3">
              <text:h text:style-name="Heading_20_4" text:outline-level="4">knife.rb Settings</text:h>
              <text:p text:style-name="Text_20_body">Note</text:p>
              <text:p text:style-name="Text_20_body">See <text:a xlink:type="simple" xlink:href="http://docs.opscode.com/config_rb_knife.html"><text:span text:style-name="Strong_20_Emphasis">knife.rb</text:span></text:a> for more information about how to add optional settings to the knife.rb file.</text:p>
              <text:p text:style-name="Text_20_body">The following <text:span text:style-name="Teletype">knife client create</text:span> settings can be added to the knife.rb file:</text:p>
              <text:p text:style-name="List_20_Heading"><text:span text:style-name="Teletype">knife[:admin]</text:span> </text:p>
              <text:p text:style-name="List_20_Contents">Use to add the <text:span text:style-name="Teletype">--admin</text:span> option. </text:p>
              <text:p text:style-name="List_20_Heading"><text:span text:style-name="Teletype">knife[:file]</text:span> </text:p>
              <text:p text:style-name="P7">Use to add the <text:span text:style-name="Teletype">--file</text:span> option. </text:p>
            </text:section>
          </text:section>
          <text:section text:style-name="Sect1" text:name="id4">
            <text:h text:style-name="Heading_20_3" text:outline-level="3">Examples</text:h>
            <text:p text:style-name="Text_20_body">For example, to install the cookbook “getting-started”, enter:</text:p>
            <text:p text:style-name="P3">$ knife cookbook site install getting-started</text:p>
            <text:p text:style-name="Text_20_body">to return something like:</text:p>
            <text:p text:style-name="Preformatted_20_Text">Installing getting-started to /Users/sdanna/opscodesupport/.chef/../cookbooks</text:p>
            <text:p text:style-name="Preformatted_20_Text">Checking out the master branch.</text:p>
            <text:p text:style-name="Preformatted_20_Text">Creating pristine copy branch chef-vendor-getting-started</text:p>
            <text:p text:style-name="Preformatted_20_Text">Downloading getting-started from the cookbooks site at version 0.3.0 to</text:p>
            <text:p text:style-name="Preformatted_20_Text"><text:s text:c="2"/>/Users/sdanna/opscodesupport/.chef/../cookbooks/getting-started.tar.gz</text:p>
            <text:p text:style-name="Preformatted_20_Text">Cookbook saved: /Users/sdanna/opscodesupport/.chef/../cookbooks/getting-started.tar.gz</text:p>
            <text:p text:style-name="Preformatted_20_Text">Removing pre-existing version.</text:p>
            <text:p text:style-name="Preformatted_20_Text">Uncompressing getting-started version /Users/sdanna/opscodesupport/.chef/../cookbooks.</text:p>
            <text:p text:style-name="Preformatted_20_Text">removing downloaded tarball</text:p>
            <text:p text:style-name="Preformatted_20_Text">1 files updated, committing changes</text:p>
            <text:p text:style-name="Preformatted_20_Text">Creating tag cookbook-site-imported-getting-started-0.3.0</text:p>
            <text:p text:style-name="Preformatted_20_Text">Checking out the master branch.</text:p>
            <text:p text:style-name="Preformatted_20_Text">Updating 4d44b5b..b4c32f2</text:p>
            <text:p text:style-name="Preformatted_20_Text">Fast-forward</text:p>
            <text:p text:style-name="Preformatted_20_Text"><text:s/>cookbooks/getting-started/README.rdoc <text:s text:c="13"/>| <text:s text:c="3"/>4 +++</text:p>
            <text:p text:style-name="Preformatted_20_Text"><text:s/>cookbooks/getting-started/attributes/default.rb <text:s text:c="3"/>| <text:s text:c="3"/>1 +</text:p>
            <text:p text:style-name="Preformatted_20_Text"><text:s/>cookbooks/getting-started/metadata.json <text:s text:c="11"/>| <text:s text:c="2"/>29 ++++++++++++++++++++</text:p>
            <text:p text:style-name="Preformatted_20_Text"><text:s/>cookbooks/getting-started/metadata.rb <text:s text:c="13"/>| <text:s text:c="3"/>6 ++++</text:p>
            <text:p text:style-name="Preformatted_20_Text"><text:s/>cookbooks/getting-started/recipes/default.rb <text:s text:c="6"/>| <text:s text:c="2"/>23 +++++++++++++++</text:p>
            <text:p text:style-name="Preformatted_20_Text"><text:s/>.../templates/default/chef-getting-started.txt.erb | <text:s text:c="3"/>5 +++</text:p>
            <text:p text:style-name="Preformatted_20_Text"><text:s/>6 files changed, 68 insertions(+), 0 deletions(-)</text:p>
            <text:p text:style-name="Preformatted_20_Text"><text:s/>create mode 100644 cookbooks/getting-started/README.rdoc</text:p>
            <text:p text:style-name="Preformatted_20_Text"><text:s/>create mode 100644 cookbooks/getting-started/attributes/default.rb</text:p>
            <text:p text:style-name="Preformatted_20_Text"><text:s/>create mode 100644 cookbooks/getting-started/metadata.json</text:p>
            <text:p text:style-name="Preformatted_20_Text"><text:s/>create mode 100644 cookbooks/getting-started/metadata.rb</text:p>
            <text:p text:style-name="Preformatted_20_Text"><text:s/>create mode 100644 cookbooks/getting-started/recipes/default.rb</text:p>
            <text:p text:style-name="Preformatted_20_Text"><text:s/>create mode 100644 cookbooks/getting-started/templates/default/chef-getting-started.txt.erb</text:p>
            <text:p text:style-name="P3"><text:soft-page-break/>Cookbook getting-started version 0.3.0 successfully installed</text:p>
          </text:section>
        </text:section>
        <text:section text:style-name="Sect1" text:name="list">
          <text:h text:style-name="Heading_20_2" text:outline-level="2">list</text:h>
          <text:p text:style-name="Text_20_body">The <text:span text:style-name="Teletype">list</text:span> argument is used to view a list of cookbooks that are currently available at <text:a xlink:type="simple" xlink:href="https://cookbooks.opscode.com/">https://cookbooks.opscode.com</text:a>.</text:p>
          <text:section text:style-name="Sect1" text:name="id5">
            <text:h text:style-name="Heading_20_3" text:outline-level="3">Syntax</text:h>
            <text:p text:style-name="Text_20_body">This argument has the following syntax:</text:p>
            <text:p text:style-name="P3">$ knife cookbook site list</text:p>
          </text:section>
          <text:section text:style-name="Sect1" text:name="id6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-w</text:span>, <text:span text:style-name="Teletype">--with-uri</text:span> </text:p>
            <text:p text:style-name="P7">Indicates that the corresponding URIs will be shown. </text:p>
          </text:section>
          <text:section text:style-name="Sect1" text:name="id7">
            <text:h text:style-name="Heading_20_3" text:outline-level="3">Examples</text:h>
            <text:p text:style-name="Text_20_body">For example, to view a list of cookbooks at <text:a xlink:type="simple" xlink:href="https://cookbooks.opscode.com/">https://cookbooks.opscode.com</text:a> server, enter:</text:p>
            <text:p text:style-name="P3">$ knife cookbook site list</text:p>
            <text:p text:style-name="Text_20_body">to return:</text:p>
            <text:p text:style-name="Preformatted_20_Text">1password <text:s text:c="12"/>homesick <text:s text:c="13"/>rabbitmq</text:p>
            <text:p text:style-name="Preformatted_20_Text">7-zip <text:s text:c="16"/>hostname <text:s text:c="13"/>rabbitmq-management</text:p>
            <text:p text:style-name="Preformatted_20_Text">AmazonEC2Tag <text:s text:c="9"/>hosts <text:s text:c="16"/>rabbitmq_chef</text:p>
            <text:p text:style-name="Preformatted_20_Text">R <text:s text:c="20"/>hosts-awareness <text:s text:c="6"/>rackspaceknife</text:p>
            <text:p text:style-name="Preformatted_20_Text">accounts <text:s text:c="13"/>htop <text:s text:c="17"/>radiant</text:p>
            <text:p text:style-name="Preformatted_20_Text">ack-grep <text:s text:c="13"/>hudson <text:s text:c="15"/>rails</text:p>
            <text:p text:style-name="Preformatted_20_Text">activemq <text:s text:c="13"/>icinga <text:s text:c="15"/>rails_enterprise</text:p>
            <text:p text:style-name="Preformatted_20_Text">ad <text:s text:c="19"/>id3lib <text:s text:c="15"/>redis-package</text:p>
            <text:p text:style-name="Preformatted_20_Text">ad-likewise <text:s text:c="10"/>iftop <text:s text:c="16"/>redis2</text:p>
            <text:p text:style-name="Preformatted_20_Text">ant <text:s text:c="18"/>iis <text:s text:c="18"/>redmine</text:p>
            <text:p text:style-name="P3">[...truncated...]</text:p>
          </text:section>
        </text:section>
        <text:section text:style-name="Sect1" text:name="search">
          <text:h text:style-name="Heading_20_2" text:outline-level="2">search</text:h>
          <text:p text:style-name="Text_20_body">The <text:span text:style-name="Teletype">search</text:span> argument is used to search for a cookbook at <text:a xlink:type="simple" xlink:href="https://cookbooks.opscode.com/">https://cookbooks.opscode.com</text:a>. A search query is used to return a list of cookbooks at <text:a xlink:type="simple" xlink:href="https://cookbooks.opscode.com/">https://cookbooks.opscode.com</text:a> and uses the same syntax as the <text:span text:style-name="Teletype">search</text:span> sub-command.</text:p>
          <text:section text:style-name="Sect1" text:name="id8">
            <text:h text:style-name="Heading_20_3" text:outline-level="3">Syntax</text:h>
            <text:p text:style-name="Text_20_body">This argument has the following syntax:</text:p>
            <text:p text:style-name="P3">$ knife cookbook site search SEARCH_QUERY (options)</text:p>
          </text:section>
          <text:section text:style-name="Sect1" text:name="id9">
            <text:h text:style-name="Heading_20_3" text:outline-level="3"><text:soft-page-break/>Options</text:h>
            <text:p text:style-name="Text_20_body">This command does not have any specific options.</text:p>
          </text:section>
          <text:section text:style-name="Sect1" text:name="id10">
            <text:h text:style-name="Heading_20_3" text:outline-level="3">Examples</text:h>
            <text:p text:style-name="Text_20_body">For example, to search for all of the cookbooks that can be used with Apache, enter:</text:p>
            <text:p text:style-name="P3">$ knife cookbook site search apache*</text:p>
            <text:p text:style-name="Text_20_body">to return something like:</text:p>
            <text:p text:style-name="Preformatted_20_Text">apache2:</text:p>
            <text:p text:style-name="Preformatted_20_Text"><text:s text:c="2"/>cookbook: <text:s text:c="13"/>http://cookbooks.opscode.com/api/v1/cookbooks/apache2</text:p>
            <text:p text:style-name="Preformatted_20_Text"><text:s text:c="2"/>cookbook_description: <text:s/>Installs and configures apache2 using Debian symlinks with helper definitions</text:p>
            <text:p text:style-name="Preformatted_20_Text"><text:s text:c="2"/>cookbook_maintainer: <text:s text:c="2"/>opscode</text:p>
            <text:p text:style-name="Preformatted_20_Text"><text:s text:c="2"/>cookbook_name: <text:s text:c="8"/>apache2</text:p>
            <text:p text:style-name="Preformatted_20_Text">instiki:</text:p>
            <text:p text:style-name="Preformatted_20_Text"><text:s text:c="2"/>cookbook: <text:s text:c="13"/>http://cookbooks.opscode.com/api/v1/cookbooks/instiki</text:p>
            <text:p text:style-name="Preformatted_20_Text"><text:s text:c="2"/>cookbook_description: <text:s/>Installs instiki, a Ruby on Rails wiki server under passenger+Apache2.</text:p>
            <text:p text:style-name="Preformatted_20_Text"><text:s text:c="2"/>cookbook_maintainer: <text:s text:c="2"/>jtimberman</text:p>
            <text:p text:style-name="Preformatted_20_Text"><text:s text:c="2"/>cookbook_name: <text:s text:c="8"/>instiki</text:p>
            <text:p text:style-name="Preformatted_20_Text">kickstart:</text:p>
            <text:p text:style-name="Preformatted_20_Text"><text:s text:c="2"/>cookbook: <text:s text:c="13"/>http://cookbooks.opscode.com/api/v1/cookbooks/kickstart</text:p>
            <text:p text:style-name="Preformatted_20_Text"><text:s text:c="2"/>cookbook_description: <text:s/>Creates apache2 vhost and serves a kickstart file.</text:p>
            <text:p text:style-name="Preformatted_20_Text"><text:s text:c="2"/>cookbook_maintainer: <text:s text:c="2"/>opscode</text:p>
            <text:p text:style-name="Preformatted_20_Text"><text:s text:c="2"/>cookbook_name: <text:s text:c="8"/>kickstart</text:p>
            <text:p text:style-name="P3">[...truncated...]</text:p>
          </text:section>
        </text:section>
        <text:section text:style-name="Sect1" text:name="share">
          <text:h text:style-name="Heading_20_2" text:outline-level="2">share</text:h>
          <text:p text:style-name="Text_20_body">The <text:span text:style-name="Teletype">share</text:span> argument is used to add a cookbook to <text:a xlink:type="simple" xlink:href="https://cookbooks.opscode.com/">https://cookbooks.opscode.com</text:a>. This action will require a user account and a certificate for community.opscode.com. By default, Knife will use the user name and API key that is identified in the configuration file used during the upload; otherwise these values must be specified on the command line or in an alternate configuration file. If a cookbook already exists on <text:a xlink:type="simple" xlink:href="https://cookbooks.opscode.com/">https://cookbooks.opscode.com</text:a>, then only an owner or maintainer of that cookbook can make updates.</text:p>
          <text:section text:style-name="Sect1" text:name="id11">
            <text:h text:style-name="Heading_20_3" text:outline-level="3">Syntax</text:h>
            <text:p text:style-name="Text_20_body">This argument has the following syntax:</text:p>
            <text:p text:style-name="P3">$ knife cookbook site share COOKBOOK_NAME CATEGORY (options)</text:p>
          </text:section>
          <text:section text:style-name="Sect1" text:name="id12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CATEGORY</text:span> </text:p>
            <text:p text:style-name="List_20_Contents">The cookbook category: <text:span text:style-name="Teletype">Databases</text:span>, <text:span text:style-name="Teletype">Web Servers</text:span>, <text:span text:style-name="Teletype">Process Management</text:span>, <text:span text:style-name="Teletype">Monitoring and Trending</text:span>, <text:span text:style-name="Teletype">Programming Languages</text:span>, <text:span text:style-name="Teletype">Package Management</text:span>, <text:span text:style-name="Teletype">Applications</text:span>, <text:span text:style-name="Teletype">Networking</text:span>, <text:span text:style-name="Teletype">Operations Systems and Virtualization</text:span>, <text:span text:style-name="Teletype">Utilities</text:span>, or <text:span text:style-name="Teletype">Other</text:span>. </text:p>
            <text:p text:style-name="List_20_Heading"><text:span text:style-name="Teletype">-o PATH:PATH</text:span>, <text:span text:style-name="Teletype">--cookbook-path PATH:PATH</text:span> </text:p>
            <text:p text:style-name="P7">The directory in which cookbook are created. This can be a colon-separated path. </text:p>
            <text:section text:style-name="Sect1" text:name="id13">
              <text:h text:style-name="Heading_20_4" text:outline-level="4"><text:soft-page-break/>knife.rb Settings</text:h>
              <text:p text:style-name="Text_20_body">Note</text:p>
              <text:p text:style-name="Text_20_body">See <text:a xlink:type="simple" xlink:href="http://docs.opscode.com/config_rb_knife.html"><text:span text:style-name="Strong_20_Emphasis">knife.rb</text:span></text:a> for more information about how to add optional settings to the knife.rb file.</text:p>
              <text:p text:style-name="Text_20_body">The following <text:span text:style-name="Teletype">knife client create</text:span> settings can be added to the knife.rb file:</text:p>
              <text:p text:style-name="List_20_Heading"><text:span text:style-name="Teletype">knife[:admin]</text:span> </text:p>
              <text:p text:style-name="List_20_Contents">Use to add the <text:span text:style-name="Teletype">--admin</text:span> option. </text:p>
              <text:p text:style-name="List_20_Heading"><text:span text:style-name="Teletype">knife[:file]</text:span> </text:p>
              <text:p text:style-name="P7">Use to add the <text:span text:style-name="Teletype">--file</text:span> option. </text:p>
            </text:section>
          </text:section>
          <text:section text:style-name="Sect1" text:name="id14">
            <text:h text:style-name="Heading_20_3" text:outline-level="3">Examples</text:h>
            <text:p text:style-name="Text_20_body">For example:</text:p>
            <text:p text:style-name="P3">$ knife cookbook site share "apache2" "Web Servers"</text:p>
          </text:section>
        </text:section>
        <text:section text:style-name="Sect1" text:name="show">
          <text:h text:style-name="Heading_20_2" text:outline-level="2">show</text:h>
          <text:p text:style-name="Text_20_body">The <text:span text:style-name="Teletype">show</text:span> argument is used to view information about a cookbook on <text:a xlink:type="simple" xlink:href="https://cookbooks.opscode.com/">https://cookbooks.opscode.com</text:a>.</text:p>
          <text:section text:style-name="Sect1" text:name="id15">
            <text:h text:style-name="Heading_20_3" text:outline-level="3">Syntax</text:h>
            <text:p text:style-name="Text_20_body">This argument has the following syntax:</text:p>
            <text:p text:style-name="P3">$ knife cookbook site show COOKBOOK_NAME [COOKBOOK_VERSION]</text:p>
          </text:section>
          <text:section text:style-name="Sect1" text:name="id16">
            <text:h text:style-name="Heading_20_3" text:outline-level="3">Options</text:h>
            <text:p text:style-name="Text_20_body">This argument has the following options:</text:p>
            <text:p text:style-name="List_20_Heading"><text:span text:style-name="Teletype">COOKBOOK_VERSION</text:span> </text:p>
            <text:p text:style-name="P7">The version of a cookbook to be shown. If a cookbook has only one version, this option does not need to be specified. If a cookbook has more than one version and this option is not specified, a list of cookbook versions will be returned. </text:p>
          </text:section>
          <text:section text:style-name="Sect1" text:name="id17">
            <text:h text:style-name="Heading_20_3" text:outline-level="3">Examples</text:h>
            <text:p text:style-name="Text_20_body">For example:</text:p>
            <text:p text:style-name="P3">$ knife cookbook site show haproxy</text:p>
            <text:p text:style-name="Text_20_body">to return something like:</text:p>
            <text:p text:style-name="Preformatted_20_Text">average_rating:</text:p>
            <text:p text:style-name="Preformatted_20_Text">category: <text:s text:c="7"/>Networking</text:p>
            <text:p text:style-name="Preformatted_20_Text">created_at: <text:s text:c="5"/>2009-10-25T23:51:07Z</text:p>
            <text:p text:style-name="Preformatted_20_Text">description: <text:s text:c="4"/>Installs and configures haproxy</text:p>
            <text:p text:style-name="Preformatted_20_Text">external_url:</text:p>
            <text:p text:style-name="Preformatted_20_Text">latest_version: <text:s/>http://cookbooks.opscode.com/api/v1/cookbooks/haproxy/versions/1_0_3</text:p>
            <text:p text:style-name="Preformatted_20_Text">maintainer: <text:s text:c="5"/>opscode</text:p>
            <text:p text:style-name="Preformatted_20_Text">name: <text:s text:c="11"/>haproxy</text:p>
            <text:p text:style-name="Preformatted_20_Text">updated_at: <text:s text:c="5"/>2011-06-30T21:53:25Z</text:p>
            <text:p text:style-name="Preformatted_20_Text"><text:soft-page-break/>versions:</text:p>
            <text:p text:style-name="Preformatted_20_Text"><text:s text:c="3"/>http://cookbooks.opscode.com/api/v1/cookbooks/haproxy/versions/1_0_3</text:p>
            <text:p text:style-name="Preformatted_20_Text"><text:s text:c="3"/>http://cookbooks.opscode.com/api/v1/cookbooks/haproxy/versions/1_0_2</text:p>
            <text:p text:style-name="Preformatted_20_Text"><text:s text:c="3"/>http://cookbooks.opscode.com/api/v1/cookbooks/haproxy/versions/1_0_1</text:p>
            <text:p text:style-name="Preformatted_20_Text"><text:s text:c="3"/>http://cookbooks.opscode.com/api/v1/cookbooks/haproxy/versions/1_0_0</text:p>
            <text:p text:style-name="Preformatted_20_Text"><text:s text:c="3"/>http://cookbooks.opscode.com/api/v1/cookbooks/haproxy/versions/0_8_1</text:p>
            <text:p text:style-name="Preformatted_20_Text"><text:s text:c="3"/>http://cookbooks.opscode.com/api/v1/cookbooks/haproxy/versions/0_8_0</text:p>
            <text:p text:style-name="P3"><text:s text:c="3"/>http://cookbooks.opscode.com/api/v1/cookbooks/haproxy/versions/0_7_0</text:p>
            <text:p text:style-name="Text_20_body">To view information in JSON format, use the <text:span text:style-name="Teletype">-F</text:span> common option as part of the command like this:</text:p>
            <text:p text:style-name="P3">$ knife cookbook site show haproxy -F json</text:p>
            <text:p text:style-name="Text_20_body">Other formats available include <text:span text:style-name="Teletype">text</text:span>, <text:span text:style-name="Teletype">yaml</text:span>, and <text:span text:style-name="Teletype">pp</text:span>.</text:p>
          </text:section>
        </text:section>
        <text:section text:style-name="Sect1" text:name="unshare">
          <text:h text:style-name="Heading_20_2" text:outline-level="2">unshare</text:h>
          <text:p text:style-name="Text_20_body">The <text:span text:style-name="Teletype">unshare</text:span> argument is used to stop the sharing of a cookbook at <text:a xlink:type="simple" xlink:href="https://cookbooks.opscode.com/">https://cookbooks.opscode.com</text:a>. Only the maintainer of a cookbook may perform this action.</text:p>
          <text:section text:style-name="Sect1" text:name="id18">
            <text:h text:style-name="Heading_20_3" text:outline-level="3">Syntax</text:h>
            <text:p text:style-name="Text_20_body">This argument has the following syntax:</text:p>
            <text:p text:style-name="P3">$ knife cookbook site unshare COOKBOOK_NAME</text:p>
          </text:section>
          <text:section text:style-name="Sect1" text:name="id19">
            <text:h text:style-name="Heading_20_3" text:outline-level="3">Options</text:h>
            <text:p text:style-name="Text_20_body">This command does not have any specific options.</text:p>
          </text:section>
          <text:section text:style-name="Sect1" text:name="id20">
            <text:h text:style-name="Heading_20_3" text:outline-level="3">Examples</text:h>
            <text:p text:style-name="Text_20_body">For example, to unshare a cookbook named “getting-started”, enter:</text:p>
            <text:p text:style-name="P3">$ knife cookbook site unshare getting-started</text:p>
          </text:section>
        </text:section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Devanagar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Devanagari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Lohit Devanagar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14T12:38:18</meta:creation-date>
    <dc:date>2013-06-14T12:38:57</dc:date>
    <dc:creator>luyuzhe </dc:creator>
    <meta:editing-duration>PT18S</meta:editing-duration>
    <meta:editing-cycles>2</meta:editing-cycles>
    <meta:generator>LibreOffice/4.0.3.3$Linux_X86_64 LibreOffice_project/0eaa50a932c8f2199a615e1eb30f7ac74279539</meta:generator>
    <meta:document-statistic meta:table-count="0" meta:image-count="0" meta:object-count="0" meta:page-count="7" meta:paragraph-count="213" meta:word-count="1488" meta:character-count="11903" meta:non-whitespace-character-count="10087"/>
  </office:meta>
</office:document-meta>
</file>